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aragrafoelenco" style:list-style-name="LFO1" style:family="paragraph"/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1" style:family="paragraph"/>
    <style:style style:name="P9" style:parent-style-name="Paragrafoelenco" style:list-style-name="LFO1" style:family="paragraph"/>
    <style:style style:name="P10" style:parent-style-name="Paragrafoelenco" style:list-style-name="LFO1" style:family="paragraph"/>
    <style:style style:name="P11" style:parent-style-name="Paragrafoelenco" style:list-style-name="LFO1" style:family="paragraph"/>
    <style:style style:name="P12" style:parent-style-name="Paragrafoelenco" style:list-style-name="LFO1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list-style-name="LFO1" style:family="paragraph"/>
    <style:style style:name="P15" style:parent-style-name="Paragrafoelenco" style:list-style-name="LFO1" style:family="paragraph"/>
    <style:style style:name="P16" style:parent-style-name="Paragrafoelenco" style:list-style-name="LFO1" style:family="paragraph"/>
    <style:style style:name="P17" style:parent-style-name="Paragrafoelenco" style:list-style-name="LFO1" style:family="paragraph"/>
    <style:style style:name="P18" style:parent-style-name="Paragrafoelenco" style:list-style-name="LFO1" style:family="paragraph"/>
    <style:style style:name="P19" style:parent-style-name="Paragrafoelenco" style:list-style-name="LFO1" style:family="paragraph"/>
    <style:style style:name="P20" style:parent-style-name="Paragrafoelenco" style:list-style-name="LFO1" style:family="paragraph"/>
    <style:style style:name="P21" style:parent-style-name="Paragrafoelenco" style:list-style-name="LFO1" style:family="paragraph"/>
    <style:style style:name="P22" style:parent-style-name="Paragrafoelenco" style:list-style-name="LFO1" style:family="paragraph"/>
    <style:style style:name="P23" style:parent-style-name="Paragrafoelenco" style:list-style-name="LFO1" style:family="paragraph"/>
    <style:style style:name="P24" style:parent-style-name="Paragrafoelenco" style:list-style-name="LFO1" style:family="paragraph"/>
    <style:style style:name="P25" style:parent-style-name="Paragrafoelenco" style:list-style-name="LFO1" style:family="paragraph"/>
    <style:style style:name="P26" style:parent-style-name="Paragrafoelenco" style:list-style-name="LFO1" style:family="paragraph"/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Paragrafoelenco" style:list-style-name="LFO1" style:family="paragraph"/>
    <style:style style:name="P29" style:parent-style-name="Paragrafoelenco" style:list-style-name="LFO1" style:family="paragraph"/>
    <style:style style:name="P30" style:parent-style-name="Paragrafoelenco" style:list-style-name="LFO1" style:family="paragraph"/>
    <style:style style:name="P31" style:parent-style-name="Paragrafoelenco" style:list-style-name="LFO1" style:family="paragraph"/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list-style-name="LFO1" style:family="paragraph"/>
  </office:automatic-styles>
  <office:body>
    <office:text text:use-soft-page-breaks="true">
      <text:p text:style-name="P1">Domande per meeting 17-01</text:p>
      <text:list text:style-name="LFO1" text:continue-numbering="true">
        <text:list-item>
          <text:p text:style-name="P2">Per quanto riguarda il<text:s/><text:span text:style-name="T3">complesso archivistico</text:span><text:span text:style-name="T4">:<text:s/></text:span></text:p>
        </text:list-item>
        <text:list-item>
          <text:p text:style-name="P5">Cosa si intende per consistenza totale del complesso archivistico?<text:s/>Potrebbe essere ricavabile tramite query?</text:p>
        </text:list-item>
        <text:list-item>
          <text:p text:style-name="P6">Chiarimenti sulla<text:s/>voce<text:s/><text:s/>“collocazione fisica” del complesso archivistico</text:p>
        </text:list-item>
        <text:list-item>
          <text:p text:style-name="P7">Chiarimenti sul campo “scarto, procedura, tempi e criteri”, esempi di dato</text:p>
        </text:list-item>
        <text:list-item>
          <text:p text:style-name="P8">Chiarimenti sulla voce “incrementi previsti”, esempi di dati</text:p>
        </text:list-item>
        <text:list-item>
          <text:p text:style-name="P9">La modalità di acquisizione del complesso archivistico è la stessa che intendiamo nella classe involvment (c’è una voce con lo stesso nome), bisognerebbe scrivere la stessa cosa?</text:p>
        </text:list-item>
        <text:list-item>
          <text:p text:style-name="P10">Per quanto riguarda numberingType, il tipo di numerazione, abbiamo numeri romani, numeri arabi e ordine alfabetico, torna che questo sia, appunto,<text:s/>nel tipo di numerazione?</text:p>
        </text:list-item>
        <text:list-item>
          <text:p text:style-name="P11">Estremi della numerazione e tipologia del materiale sono campi uniti, come li gestiamo?</text:p>
        </text:list-item>
        <text:list-item>
          <text:p text:style-name="P12">Come gestire le condizioni di accesso e utilizzo? Può andare bene una classe<text:s/><text:span text:style-name="T13">constraint<text:s/></text:span>?</text:p>
        </text:list-item>
        <text:list-item>
          <text:p text:style-name="P14">Nella scheda stato di conservazione:</text:p>
          <text:list text:continue-numbering="true">
            <text:list-item>
              <text:p text:style-name="P15"><text:s/>cosa si intende e quali dati dovrebbero trovarsi nel dato “condizioni del materiale” ? (attualmente in conservationStatus è stato messo un literal per descrivere l’attributo)</text:p>
            </text:list-item>
            <text:list-item>
              <text:p text:style-name="P16">Ci sono degli esempi di dati che dovrebbero popolare il campo “tipo di intervento”?</text:p>
            </text:list-item>
            <text:list-item>
              <text:p text:style-name="P17">Sarebbe possibile fare un vocabolario controllato di questi due campi?</text:p>
            </text:list-item>
          </text:list>
        </text:list-item>
        <text:list-item>
          <text:p text:style-name="P18">Per quanto riguarda la segnatura:</text:p>
          <text:list text:continue-numbering="true">
            <text:list-item>
              <text:p text:style-name="P19">La segnatura appartiene solo a un singolo documento? All’unità documentaria o anche all’unità archivistica?</text:p>
            </text:list-item>
            <text:list-item>
              <text:p text:style-name="P20">ArchivialReferenceCode potrebbe essere un termine corretto nel dominio?</text:p>
            </text:list-item>
          </text:list>
        </text:list-item>
        <text:list-item>
          <text:p text:style-name="P21">Per quanto riguarda la distinzione tra originali e copie:</text:p>
          <text:list text:continue-numbering="true">
            <text:list-item>
              <text:p text:style-name="P22">Chiarire localizzazione, nella mappatura è una stringa</text:p>
            </text:list-item>
            <text:list-item>
              <text:p text:style-name="P23">Chiarire “copia” e “Originale”, come lo distinguo nel dominio?</text:p>
            </text:list-item>
          </text:list>
        </text:list-item>
        <text:list-item>
          <text:p text:style-name="P24">Cosa si intende per “collocazione” nel complesso archivistico? E sono relazionate complesso archivistico e unità archivistica da questo punto di vista?</text:p>
        </text:list-item>
        <text:list-item>
          <text:p text:style-name="P25">Ricorrono spesso “qualifica del collegamento” e “qualifica delle relazioni”, cosa si intende esattamente? Sono note le possibili qualifiche?</text:p>
        </text:list-item>
      </text:list>
      <text:p text:style-name="Normale"/>
      <text:list text:style-name="LFO1" text:continue-numbering="true">
        <text:list-item>
          <text:p text:style-name="P26">Per quanto riguarda i<text:s/><text:span text:style-name="T27">progetti</text:span>:</text:p>
          <text:list text:continue-numbering="true">
            <text:list-item>
              <text:p text:style-name="P28">I progetti sono<text:s/>sempre e solo di investimento privato o pubblico? O possono essere misti?</text:p>
            </text:list-item>
            <text:list-item>
              <text:p text:style-name="P29">Il codice identificativo del progetto è il CUP?</text:p>
            </text:list-item>
          </text:list>
        </text:list-item>
      </text:list>
      <text:p text:style-name="Normale"/>
      <text:p text:style-name="Normale">Cosa manca :</text:p>
      <text:list text:style-name="LFO1" text:continue-numbering="true">
        <text:list-item>
          <text:p text:style-name="P30">Tipologie Unità Docmentaria</text:p>
        </text:list-item>
        <text:list-item>
          <text:p text:style-name="P31">Risorse digitali collegate alle risorse archivistiche</text:p>
        </text:list-item>
        <text:list-item>
          <text:p text:style-name="P32">Fonti e riferimenti bibliografici delle risorse archivistiche</text:p>
        </text:list-item>
        <text:list-item>
          <text:p text:style-name="P33">Modellazione specifica dei progetti</text:p>
        </text:list-item>
        <text:list-item>
          <text:p text:style-name="P34">Rivedere l’utilizzo della classe publicEvent per gli event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1-16T13:31:00Z</meta:creation-date>
    <dc:date>2025-01-16T15:04:00Z</dc:date>
    <meta:template xlink:href="Normal" xlink:type="simple"/>
    <meta:editing-cycles>1</meta:editing-cycles>
    <meta:editing-duration>PT1620S</meta:editing-duration>
    <meta:document-statistic meta:page-count="1" meta:paragraph-count="4" meta:word-count="357" meta:character-count="2393" meta:row-count="17" meta:non-whitespace-character-count="2040"/>
  </office:meta>
</office:document-meta>
</file>